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96in" svg:height="3.5421in" svg:x="0.2677in" svg:y="1.128in">
            <draw:object draw:notify-on-update-of-ranges="Sheet1.A3:Sheet1.A6 Sheet1.B2:Sheet1.B2 Sheet1.B3:Sheet1.B6 Sheet1.C2:Sheet1.C2 Sheet1.C3:Sheet1.C6 Sheet1.D2:Sheet1.D2 Sheet1.D3:Sheet1.D6 Sheet1.E2:Sheet1.E2 Sheet1.E3:Sheet1.E6 Sheet1.F2:Sheet1.F2 Sheet1.F3:Sheet1.F6 Sheet1.G2:Sheet1.G2 Sheet1.G3:Sheet1.G6 Sheet1.H2:Sheet1.H2 Sheet1.H3:Sheet1.H6 Sheet1.I2:Sheet1.I2 Sheet1.I3:Sheet1.I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ync1</text:p>
          </table:table-cell>
          <table:table-cell office:value-type="string">
            <text:p>sync2</text:p>
          </table:table-cell>
          <table:table-cell office:value-type="string">
            <text:p>sync4</text:p>
          </table:table-cell>
          <table:table-cell office:value-type="string">
            <text:p>sync8</text:p>
          </table:table-cell>
          <table:table-cell office:value-type="string">
            <text:p>libaio1</text:p>
          </table:table-cell>
          <table:table-cell office:value-type="string">
            <text:p>libaio2</text:p>
          </table:table-cell>
          <table:table-cell office:value-type="string">
            <text:p>libaio4</text:p>
          </table:table-cell>
          <table:table-cell office:value-type="string">
            <text:p>libaio8</text:p>
          </table:table-cell>
        </table:table-row>
        <table:table-row table:style-name="ro1">
          <table:table-cell office:value-type="string">
            <text:p>Seq-write</text:p>
          </table:table-cell>
          <table:table-cell office:value-type="float" office:value="660312">
            <text:p>660312</text:p>
          </table:table-cell>
          <table:table-cell office:value-type="float" office:value="851116">
            <text:p>851116</text:p>
          </table:table-cell>
          <table:table-cell office:value-type="float" office:value="859488">
            <text:p>859488</text:p>
          </table:table-cell>
          <table:table-cell office:value-type="float" office:value="863736">
            <text:p>863736</text:p>
          </table:table-cell>
          <table:table-cell office:value-type="float" office:value="471058">
            <text:p>471058</text:p>
          </table:table-cell>
          <table:table-cell office:value-type="float" office:value="851116">
            <text:p>851116</text:p>
          </table:table-cell>
          <table:table-cell office:value-type="float" office:value="838860">
            <text:p>838860</text:p>
          </table:table-cell>
          <table:table-cell office:value-type="float" office:value="829569">
            <text:p>829569</text:p>
          </table:table-cell>
        </table:table-row>
        <table:table-row table:style-name="ro1">
          <table:table-cell office:value-type="string">
            <text:p>Rand-write</text:p>
          </table:table-cell>
          <table:table-cell office:value-type="float" office:value="569878">
            <text:p>569878</text:p>
          </table:table-cell>
          <table:table-cell office:value-type="float" office:value="805357">
            <text:p>805357</text:p>
          </table:table-cell>
          <table:table-cell office:value-type="float" office:value="791975">
            <text:p>791975</text:p>
          </table:table-cell>
          <table:table-cell office:value-type="float" office:value="807839">
            <text:p>807839</text:p>
          </table:table-cell>
          <table:table-cell office:value-type="float" office:value="426250">
            <text:p>426250</text:p>
          </table:table-cell>
          <table:table-cell office:value-type="float" office:value="765383">
            <text:p>765383</text:p>
          </table:table-cell>
          <table:table-cell office:value-type="float" office:value="779031">
            <text:p>779031</text:p>
          </table:table-cell>
          <table:table-cell office:value-type="float" office:value="781353">
            <text:p>781353</text:p>
          </table:table-cell>
        </table:table-row>
        <table:table-row table:style-name="ro1">
          <table:table-cell office:value-type="string">
            <text:p>Seq-read</text:p>
          </table:table-cell>
          <table:table-cell office:value-type="float" office:value="701858">
            <text:p>701858</text:p>
          </table:table-cell>
          <table:table-cell office:value-type="float" office:value="1074381">
            <text:p>1074381</text:p>
          </table:table-cell>
          <table:table-cell office:value-type="float" office:value="1036186">
            <text:p>1036186</text:p>
          </table:table-cell>
          <table:table-cell office:value-type="float" office:value="1051238">
            <text:p>1051238</text:p>
          </table:table-cell>
          <table:table-cell office:value-type="float" office:value="473611">
            <text:p>473611</text:p>
          </table:table-cell>
          <table:table-cell office:value-type="float" office:value="914987">
            <text:p>914987</text:p>
          </table:table-cell>
          <table:table-cell office:value-type="float" office:value="884128">
            <text:p>884128</text:p>
          </table:table-cell>
          <table:table-cell office:value-type="float" office:value="907072">
            <text:p>907072</text:p>
          </table:table-cell>
        </table:table-row>
        <table:table-row table:style-name="ro1">
          <table:table-cell office:value-type="string">
            <text:p>Rand-read</text:p>
          </table:table-cell>
          <table:table-cell office:value-type="float" office:value="576140">
            <text:p>576140</text:p>
          </table:table-cell>
          <table:table-cell office:value-type="float" office:value="918192">
            <text:p>918192</text:p>
          </table:table-cell>
          <table:table-cell office:value-type="float" office:value="927943">
            <text:p>927943</text:p>
          </table:table-cell>
          <table:table-cell office:value-type="float" office:value="948079">
            <text:p>948079</text:p>
          </table:table-cell>
          <table:table-cell office:value-type="float" office:value="423495">
            <text:p>423495</text:p>
          </table:table-cell>
          <table:table-cell office:value-type="float" office:value="790781">
            <text:p>790781</text:p>
          </table:table-cell>
          <table:table-cell office:value-type="float" office:value="801663">
            <text:p>801663</text:p>
          </table:table-cell>
          <table:table-cell office:value-type="float" office:value="799219">
            <text:p>799219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7">11/17/2012</text:date>, <text:time>22:5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e Bots</meta:initial-creator>
    <meta:creation-date>2012-11-13T20:01:21</meta:creation-date>
    <dc:date>2012-11-17T22:52:53</dc:date>
    <dc:creator>Jane Bots</dc:creator>
    <meta:editing-duration>PT41M3S</meta:editing-duration>
    <meta:editing-cycles>5</meta:editing-cycles>
    <meta:generator>LibreOffice/3.4$Linux LibreOffice_project/340m1$Build-602</meta:generator>
    <meta:document-statistic meta:table-count="3" meta:cell-count="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2cm" svg:height="8.998cm" xlink:href=".." xlink:type="simple" chart:class="chart:bar" chart:style-name="ch1">
        <chart:legend chart:legend-position="end" svg:x="14.267cm" svg:y="2.457cm" style:legend-expansion="high" chart:style-name="ch2"/>
        <chart:plot-area chart:style-name="ch3" table:cell-range-address="Sheet1.A2:Sheet1.I6" chart:data-source-has-labels="both" svg:x="0.77cm" svg:y="0.851cm" svg:width="12.858cm" svg:height="7.548cm">
          <chartooo:coordinate-region svg:x="2.317cm" svg:y="1.05cm" svg:width="11.311cm" svg:height="6.702cm"/>
          <chart:axis chart:dimension="x" chart:name="primary-x" chart:style-name="ch4" chartooo:axis-type="auto">
            <chartooo:date-scale/>
            <chart:categories table:cell-range-address="Sheet1.A3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6" chart:label-cell-address="Sheet1.B2:Sheet1.B2" chart:class="chart:bar">
            <chart:data-point chart:repeated="4"/>
          </chart:series>
          <chart:series chart:style-name="ch8" chart:values-cell-range-address="Sheet1.C3:Sheet1.C6" chart:label-cell-address="Sheet1.C2:Sheet1.C2" chart:class="chart:bar">
            <chart:data-point chart:repeated="4"/>
          </chart:series>
          <chart:series chart:style-name="ch9" chart:values-cell-range-address="Sheet1.D3:Sheet1.D6" chart:label-cell-address="Sheet1.D2:Sheet1.D2" chart:class="chart:bar">
            <chart:data-point chart:repeated="4"/>
          </chart:series>
          <chart:series chart:style-name="ch10" chart:values-cell-range-address="Sheet1.E3:Sheet1.E6" chart:label-cell-address="Sheet1.E2:Sheet1.E2" chart:class="chart:bar">
            <chart:data-point chart:repeated="4"/>
          </chart:series>
          <chart:series chart:style-name="ch11" chart:values-cell-range-address="Sheet1.F3:Sheet1.F6" chart:label-cell-address="Sheet1.F2:Sheet1.F2" chart:class="chart:bar">
            <chart:data-point chart:repeated="4"/>
          </chart:series>
          <chart:series chart:style-name="ch12" chart:values-cell-range-address="Sheet1.G3:Sheet1.G6" chart:label-cell-address="Sheet1.G2:Sheet1.G2" chart:class="chart:bar">
            <chart:data-point chart:repeated="4"/>
          </chart:series>
          <chart:series chart:style-name="ch13" chart:values-cell-range-address="Sheet1.H3:Sheet1.H6" chart:label-cell-address="Sheet1.H2:Sheet1.H2" chart:class="chart:bar">
            <chart:data-point chart:repeated="4"/>
          </chart:series>
          <chart:series chart:style-name="ch14" chart:values-cell-range-address="Sheet1.I3:Sheet1.I6" chart:label-cell-address="Sheet1.I2:Sheet1.I2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nc1</text:p>
                <draw:g>
                  <svg:desc>Sheet1.B2:Sheet1.B2</svg:desc>
                </draw:g>
              </table:table-cell>
              <table:table-cell office:value-type="string">
                <text:p>sync2</text:p>
                <draw:g>
                  <svg:desc>Sheet1.C2:Sheet1.C2</svg:desc>
                </draw:g>
              </table:table-cell>
              <table:table-cell office:value-type="string">
                <text:p>sync4</text:p>
                <draw:g>
                  <svg:desc>Sheet1.D2:Sheet1.D2</svg:desc>
                </draw:g>
              </table:table-cell>
              <table:table-cell office:value-type="string">
                <text:p>sync8</text:p>
                <draw:g>
                  <svg:desc>Sheet1.E2:Sheet1.E2</svg:desc>
                </draw:g>
              </table:table-cell>
              <table:table-cell office:value-type="string">
                <text:p>libaio1</text:p>
                <draw:g>
                  <svg:desc>Sheet1.F2:Sheet1.F2</svg:desc>
                </draw:g>
              </table:table-cell>
              <table:table-cell office:value-type="string">
                <text:p>libaio2</text:p>
                <draw:g>
                  <svg:desc>Sheet1.G2:Sheet1.G2</svg:desc>
                </draw:g>
              </table:table-cell>
              <table:table-cell office:value-type="string">
                <text:p>libaio4</text:p>
                <draw:g>
                  <svg:desc>Sheet1.H2:Sheet1.H2</svg:desc>
                </draw:g>
              </table:table-cell>
              <table:table-cell office:value-type="string">
                <text:p>libaio8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q-write</text:p>
                <draw:g>
                  <svg:desc>Sheet1.A3:Sheet1.A6</svg:desc>
                </draw:g>
              </table:table-cell>
              <table:table-cell office:value-type="float" office:value="660312">
                <text:p>660312</text:p>
                <draw:g>
                  <svg:desc>Sheet1.B3:Sheet1.B6</svg:desc>
                </draw:g>
              </table:table-cell>
              <table:table-cell office:value-type="float" office:value="851116">
                <text:p>851116</text:p>
                <draw:g>
                  <svg:desc>Sheet1.C3:Sheet1.C6</svg:desc>
                </draw:g>
              </table:table-cell>
              <table:table-cell office:value-type="float" office:value="859488">
                <text:p>859488</text:p>
                <draw:g>
                  <svg:desc>Sheet1.D3:Sheet1.D6</svg:desc>
                </draw:g>
              </table:table-cell>
              <table:table-cell office:value-type="float" office:value="863736">
                <text:p>863736</text:p>
                <draw:g>
                  <svg:desc>Sheet1.E3:Sheet1.E6</svg:desc>
                </draw:g>
              </table:table-cell>
              <table:table-cell office:value-type="float" office:value="471058">
                <text:p>471058</text:p>
                <draw:g>
                  <svg:desc>Sheet1.F3:Sheet1.F6</svg:desc>
                </draw:g>
              </table:table-cell>
              <table:table-cell office:value-type="float" office:value="851116">
                <text:p>851116</text:p>
                <draw:g>
                  <svg:desc>Sheet1.G3:Sheet1.G6</svg:desc>
                </draw:g>
              </table:table-cell>
              <table:table-cell office:value-type="float" office:value="838860">
                <text:p>838860</text:p>
                <draw:g>
                  <svg:desc>Sheet1.H3:Sheet1.H6</svg:desc>
                </draw:g>
              </table:table-cell>
              <table:table-cell office:value-type="float" office:value="829569">
                <text:p>829569</text:p>
                <draw:g>
                  <svg:desc>Sheet1.I3:Sheet1.I6</svg:desc>
                </draw:g>
              </table:table-cell>
            </table:table-row>
            <table:table-row>
              <table:table-cell office:value-type="string">
                <text:p>Rand-write</text:p>
              </table:table-cell>
              <table:table-cell office:value-type="float" office:value="569878">
                <text:p>569878</text:p>
              </table:table-cell>
              <table:table-cell office:value-type="float" office:value="805357">
                <text:p>805357</text:p>
              </table:table-cell>
              <table:table-cell office:value-type="float" office:value="791975">
                <text:p>791975</text:p>
              </table:table-cell>
              <table:table-cell office:value-type="float" office:value="807839">
                <text:p>807839</text:p>
              </table:table-cell>
              <table:table-cell office:value-type="float" office:value="426250">
                <text:p>426250</text:p>
              </table:table-cell>
              <table:table-cell office:value-type="float" office:value="765383">
                <text:p>765383</text:p>
              </table:table-cell>
              <table:table-cell office:value-type="float" office:value="779031">
                <text:p>779031</text:p>
              </table:table-cell>
              <table:table-cell office:value-type="float" office:value="781353">
                <text:p>781353</text:p>
              </table:table-cell>
            </table:table-row>
            <table:table-row>
              <table:table-cell office:value-type="string">
                <text:p>Seq-read</text:p>
              </table:table-cell>
              <table:table-cell office:value-type="float" office:value="701858">
                <text:p>701858</text:p>
              </table:table-cell>
              <table:table-cell office:value-type="float" office:value="1074381">
                <text:p>1074381</text:p>
              </table:table-cell>
              <table:table-cell office:value-type="float" office:value="1036186">
                <text:p>1036186</text:p>
              </table:table-cell>
              <table:table-cell office:value-type="float" office:value="1051238">
                <text:p>1051238</text:p>
              </table:table-cell>
              <table:table-cell office:value-type="float" office:value="473611">
                <text:p>473611</text:p>
              </table:table-cell>
              <table:table-cell office:value-type="float" office:value="914987">
                <text:p>914987</text:p>
              </table:table-cell>
              <table:table-cell office:value-type="float" office:value="884128">
                <text:p>884128</text:p>
              </table:table-cell>
              <table:table-cell office:value-type="float" office:value="907072">
                <text:p>907072</text:p>
              </table:table-cell>
            </table:table-row>
            <table:table-row>
              <table:table-cell office:value-type="string">
                <text:p>Rand-read</text:p>
              </table:table-cell>
              <table:table-cell office:value-type="float" office:value="576140">
                <text:p>576140</text:p>
              </table:table-cell>
              <table:table-cell office:value-type="float" office:value="918192">
                <text:p>918192</text:p>
              </table:table-cell>
              <table:table-cell office:value-type="float" office:value="927943">
                <text:p>927943</text:p>
              </table:table-cell>
              <table:table-cell office:value-type="float" office:value="948079">
                <text:p>948079</text:p>
              </table:table-cell>
              <table:table-cell office:value-type="float" office:value="423495">
                <text:p>423495</text:p>
              </table:table-cell>
              <table:table-cell office:value-type="float" office:value="790781">
                <text:p>790781</text:p>
              </table:table-cell>
              <table:table-cell office:value-type="float" office:value="801663">
                <text:p>801663</text:p>
              </table:table-cell>
              <table:table-cell office:value-type="float" office:value="799219">
                <text:p>7992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6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